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5B5D000010A430C134C73F6C69FC.wmf" manifest:media-type="image/x-wmf"/>
  <manifest:file-entry manifest:full-path="Pictures/100000000000052C000000B3CBD8C93D8D000C4E.png" manifest:media-type="image/png"/>
  <manifest:file-entry manifest:full-path="Pictures/100000000000016D000000300668FCB76C607BC4.png" manifest:media-type="image/png"/>
  <manifest:file-entry manifest:full-path="Pictures/10000000000004FC000000A4A0409622F0E6CE2E.png" manifest:media-type="image/png"/>
  <manifest:file-entry manifest:full-path="Pictures/100000000000025D000000AAE0A71F678348CF88.png" manifest:media-type="image/png"/>
  <manifest:file-entry manifest:full-path="Pictures/100000000000052E000000B666836E57B68DD2A1.png" manifest:media-type="image/png"/>
  <manifest:file-entry manifest:full-path="Pictures/10000000000004FF000000B0D3C45CEEE9522EFA.png" manifest:media-type="image/png"/>
  <manifest:file-entry manifest:full-path="Pictures/1000000000000530000000B92370B711CC1D1376.png" manifest:media-type="image/png"/>
  <manifest:file-entry manifest:full-path="Pictures/100000000000018F000000502C126D154842A9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style:line-height-at-least="0.457cm"/>
    </style:style>
    <style:style style:name="P2" style:family="paragraph" style:parent-style-name="Standard">
      <style:paragraph-properties fo:margin-top="0cm" fo:margin-bottom="0.282cm" loext:contextual-spacing="false" fo:line-height="100%"/>
    </style:style>
    <style:style style:name="P3" style:family="paragraph" style:parent-style-name="Standard">
      <style:paragraph-properties fo:margin-top="0cm" fo:margin-bottom="0.282cm" loext:contextual-spacing="false" fo:line-height="100%"/>
      <style:text-properties style:font-name="Calibri" fo:font-size="11pt" fo:language="pt" fo:country="none" fo:background-color="#ffffff" style:font-size-asian="11pt"/>
    </style:style>
    <style:style style:name="P4" style:family="paragraph" style:parent-style-name="Standard">
      <style:paragraph-properties fo:margin-top="0cm" fo:margin-bottom="0.282cm" loext:contextual-spacing="false" style:line-height-at-least="0.457cm"/>
      <style:text-properties style:font-name="Calibri" fo:font-size="11pt" fo:language="pt" fo:country="none" fo:background-color="#ffffff" style:font-size-asian="11pt"/>
    </style:style>
    <style:style style:name="P5" style:family="paragraph" style:parent-style-name="Standard">
      <style:paragraph-properties fo:margin-top="0cm" fo:margin-bottom="0.282cm" loext:contextual-spacing="false" style:line-height-at-least="0.457cm"/>
      <style:text-properties style:font-name="Calibri" fo:font-size="11pt" fo:language="pt" fo:country="none" fo:background-color="#ffffff" style:font-size-asian="11pt"/>
    </style:style>
    <style:style style:name="P6" style:family="paragraph" style:parent-style-name="Standard">
      <style:paragraph-properties fo:margin-top="0cm" fo:margin-bottom="0.282cm" loext:contextual-spacing="false" fo:line-height="100%"/>
      <style:text-properties style:font-name="Calibri" fo:font-size="11pt" fo:language="pt" fo:country="none" fo:background-color="#ffffff" style:font-size-asian="11pt"/>
    </style:style>
    <style:style style:name="P7" style:family="paragraph" style:parent-style-name="Standard">
      <style:paragraph-properties fo:margin-top="0cm" fo:margin-bottom="0.282cm" loext:contextual-spacing="false" fo:line-height="100%"/>
      <style:text-properties style:font-name="Calibri" fo:font-size="11pt" fo:language="pt" fo:country="none" officeooo:paragraph-rsid="000baaa0" fo:background-color="#ffffff" style:font-size-asian="11pt"/>
    </style:style>
    <style:style style:name="P8" style:family="paragraph" style:parent-style-name="Standard">
      <style:paragraph-properties fo:margin-top="0cm" fo:margin-bottom="0.282cm" loext:contextual-spacing="false" fo:line-height="100%"/>
      <style:text-properties style:font-name="Calibri" fo:font-size="11pt" fo:language="pt" fo:country="none" officeooo:paragraph-rsid="000d3b8d" fo:background-color="#ffffff" style:font-size-asian="11pt"/>
    </style:style>
    <style:style style:name="T1" style:family="text">
      <style:text-properties officeooo:rsid="000baaa0"/>
    </style:style>
    <style:style style:name="T2" style:family="text">
      <style:text-properties officeooo:rsid="000d3b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D_01</text:p>
      <text:p text:style-name="P1"><draw:frame draw:style-name="fr1" draw:name="Figura1" text:anchor-type="as-char" svg:width="14.571cm" svg:height="2.642cm" draw:z-index="0"><draw:image xlink:href="Pictures/2000000A00005B5D000010A430C134C73F6C69FC.wmf" xlink:type="simple" xlink:show="embed" xlink:actuate="onLoad"/></draw:frame></text:p>
      <text:p text:style-name="P4">PROD_02</text:p>
      <text:p text:style-name="P4">Tarefa Criada.</text:p>
      <text:p text:style-name="P3"><draw:frame draw:style-name="fr2" draw:name="Figura2" text:anchor-type="paragraph" svg:width="9.657cm" svg:height="1.27cm" draw:z-index="1"><draw:image xlink:href="Pictures/100000000000016D000000300668FCB76C607BC4.png" xlink:type="simple" xlink:show="embed" xlink:actuate="onLoad"/></draw:frame></text:p>
      <text:p text:style-name="P3"/>
      <text:p text:style-name="P4"><draw:frame draw:style-name="fr3" draw:name="Figura3" text:anchor-type="paragraph" svg:width="17cm" svg:height="2.298cm" draw:z-index="2"><draw:image xlink:href="Pictures/100000000000052C000000B3CBD8C93D8D000C4E.png" xlink:type="simple" xlink:show="embed" xlink:actuate="onLoad"/></draw:frame></text:p>
      <text:p text:style-name="P4">PROD_03</text:p>
      <text:p text:style-name="P4"><draw:frame draw:style-name="fr3" draw:name="Figura4" text:anchor-type="paragraph" svg:width="17cm" svg:height="2.332cm" draw:z-index="3"><draw:image xlink:href="Pictures/100000000000052E000000B666836E57B68DD2A1.png" xlink:type="simple" xlink:show="embed" xlink:actuate="onLoad"/></draw:frame></text:p>
      <text:p text:style-name="P3"/>
      <text:p text:style-name="P3"/>
      <text:p text:style-name="P3">PROD_04</text:p>
      <text:p text:style-name="P3"><draw:frame draw:style-name="fr2" draw:name="Figura5" text:anchor-type="paragraph" svg:width="16.007cm" svg:height="4.498cm" draw:z-index="4"><draw:image xlink:href="Pictures/100000000000025D000000AAE0A71F678348CF88.png" xlink:type="simple" xlink:show="embed" xlink:actuate="onLoad"/></draw:frame><draw:frame draw:style-name="fr4" draw:name="Figura6" text:anchor-type="paragraph" svg:x="-0.109cm" svg:y="4.674cm" svg:width="17cm" svg:height="2.339cm" draw:z-index="5"><draw:image xlink:href="Pictures/10000000000004FF000000B0D3C45CEEE9522EFA.png" xlink:type="simple" xlink:show="embed" xlink:actuate="onLoad"/></draw:frame></text:p>
      <text:p text:style-name="P7"/>
      <text:p text:style-name="P7"/>
      <text:p text:style-name="P7"/>
      <text:p text:style-name="P7"><text:soft-page-break/>PROD_0<text:span text:style-name="T1">5</text:span></text:p>
      <text:p text:style-name="P3"><draw:frame draw:style-name="fr3" draw:name="Figura7" text:anchor-type="paragraph" svg:width="17cm" svg:height="2.184cm" draw:z-index="6"><draw:image xlink:href="Pictures/10000000000004FC000000A4A0409622F0E6CE2E.png" xlink:type="simple" xlink:show="embed" xlink:actuate="onLoad"/></draw:frame></text:p>
      <text:p text:style-name="P8">PROD_0<text:span text:style-name="T2">6</text:span></text:p>
      <text:p text:style-name="P3"><draw:frame draw:style-name="fr2" draw:name="Figura8" text:anchor-type="paragraph" svg:width="10.557cm" svg:height="2.117cm" draw:z-index="7"><draw:image xlink:href="Pictures/100000000000018F000000502C126D154842A9C3.png" xlink:type="simple" xlink:show="embed" xlink:actuate="onLoad"/></draw:frame></text:p>
      <text:p text:style-name="P3"/>
      <text:p text:style-name="P3"/>
      <text:p text:style-name="P3"><draw:frame draw:style-name="fr3" draw:name="Figura9" text:anchor-type="paragraph" svg:width="17cm" svg:height="2.367cm" draw:z-index="8"><draw:image xlink:href="Pictures/1000000000000530000000B92370B711CC1D13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25:09.424000000</meta:creation-date>
    <dc:date>2018-02-13T08:55:48.343000000</dc:date>
    <meta:editing-duration>PT52M12S</meta:editing-duration>
    <meta:editing-cycles>7</meta:editing-cycles>
    <meta:generator>LibreOffice/5.3.1.2$Windows_X86_64 LibreOffice_project/e80a0e0fd1875e1696614d24c32df0f95f03deb2</meta:generator>
    <meta:document-statistic meta:table-count="0" meta:image-count="9" meta:object-count="0" meta:page-count="2" meta:paragraph-count="8" meta:word-count="8" meta:character-count="56" meta:non-whitespace-character-count="55"/>
  </office:meta>
</office:document-meta>
</file>